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 style:data-style-name="N104"/>
    <style:style style:name="ce7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scal Year</text:p>
          </table:table-cell>
          <table:table-cell table:style-name="Default" office:value-type="string" calcext:value-type="string">
            <text:p>Shuttleworth Contribution</text:p>
          </table:table-cell>
          <table:table-cell office:value-type="string" calcext:value-type="string">
            <text:p>Glia Canada contribution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currency" office:currency="CAD" office:value="55000" calcext:value-type="currency">
            <text:p>$55,000.00</text:p>
          </table:table-cell>
          <table:table-cell table:style-name="ce3" office:value-type="currency" office:currency="CAD" office:value="0" calcext:value-type="currency">
            <text:p>$0.00</text:p>
          </table:table-cell>
          <table:table-cell table:style-name="ce3"/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currency" office:currency="CAD" office:value="44000" calcext:value-type="currency">
            <text:p>$44,000.00</text:p>
          </table:table-cell>
          <table:table-cell table:style-name="ce3" table:formula="of:=[.B2]-[.B3]" office:value-type="currency" office:currency="CAD" office:value="11000" calcext:value-type="currency">
            <text:p>$11,000.00</text:p>
          </table:table-cell>
          <table:table-cell table:style-name="ce3"/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currency" office:currency="CAD" office:value="33000" calcext:value-type="currency">
            <text:p>$33,000.00</text:p>
          </table:table-cell>
          <table:table-cell table:style-name="ce3" table:formula="of:=[.B2]-[.B4]" office:value-type="currency" office:currency="CAD" office:value="22000" calcext:value-type="currency">
            <text:p>$22,000.00</text:p>
          </table:table-cell>
          <table:table-cell table:style-name="ce3"/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currency" office:currency="CAD" office:value="22000" calcext:value-type="currency">
            <text:p>$22,000.00</text:p>
          </table:table-cell>
          <table:table-cell table:style-name="ce3" table:formula="of:=[.B2]-[.B5]" office:value-type="currency" office:currency="CAD" office:value="33000" calcext:value-type="currency">
            <text:p>$33,000.00</text:p>
          </table:table-cell>
          <table:table-cell table:style-name="ce3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currency" office:currency="CAD" office:value="11000" calcext:value-type="currency">
            <text:p>$11,000.00</text:p>
          </table:table-cell>
          <table:table-cell table:style-name="ce3" table:formula="of:=[.B2]-[.B6]" office:value-type="currency" office:currency="CAD" office:value="44000" calcext:value-type="currency">
            <text:p>$44,000.00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6])" office:value-type="currency" office:currency="CAD" office:value="165000" calcext:value-type="currency">
            <text:p>$165,000.00</text:p>
          </table:table-cell>
          <table:table-cell table:style-name="ce3" table:formula="of:=SUM([.C2:.C6])" office:value-type="currency" office:currency="CAD" office:value="110000" calcext:value-type="currency">
            <text:p>$110,000.00</text:p>
          </table:table-cell>
          <table:table-cell table:style-name="ce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ce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00-00-00</text:date>, <text:time style:data-style-name="N2" text:time-value="15:31:46.679466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9-05-20T15:35:54.357757436</dc:date>
    <meta:editing-duration>P2DT9H16M53S</meta:editing-duration>
    <meta:editing-cycles>36</meta:editing-cycles>
    <meta:generator>LibreOffice/6.0.7.3$Linux_X86_64 LibreOffice_project/00m0$Build-3</meta:generator>
    <meta:document-statistic meta:table-count="1" meta:cell-count="21" meta:object-count="0"/>
  </office:meta>
</office:document-meta>
</file>